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הדרך ש sony בחרו בא כדי לוודא שהקוד המורץ על ps3 הוא של sony עצמם היא ליצור asymmetric key pair עם אלגוריתם ecdsa ולחתום את הקוד עם מפתח פרטי שקיים רק אצל sony. לכן כדי להריץ custom code על ps3 חייבים לקבל את המפתח הפרטי.</text:p>
      <text:p text:style-name="P1"/>
      <text:p text:style-name="P1">אלגוריתם ספציפי הזה משתמש בכל מני פרמטרים כדי ליצור את זוג מפתחות וספציפית המפתח הפטי נוצר בעזרת פונקציה עם שני נעלמים R ו m. בלי שני נעלמים האלה ניקבל משווה עם שני נעלמים.</text:p>
      <text:p text:style-name="P1"/>
      <text:p text:style-name="P1">פרמטר m חייב להיות עקראי כל פעם שיוצרים את המפתח כדי שלא נוכל להשתמש בו אחרי היצירה ולחשב את המפתח הפרטי. במקרה של sony, הפונקציה שיוצרת את הפרמטר הזה עבור יצירת מפתח תמיד מחזירה 4 מסיבות לא ברורות לאף אחד. עכשיו שיודעים את הפרמטר הזה אפשר בקלות לחשב את המפחת הפרט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8:53:49.575894584</meta:creation-date>
    <dc:date>2021-10-22T18:54:53.439774204</dc:date>
    <meta:editing-duration>PT1M4S</meta:editing-duration>
    <meta:editing-cycles>1</meta:editing-cycles>
    <meta:document-statistic meta:table-count="0" meta:image-count="0" meta:object-count="0" meta:page-count="1" meta:paragraph-count="3" meta:word-count="129" meta:character-count="659" meta:non-whitespace-character-count="533"/>
    <meta:generator>LibreOffice/6.4.7.2$Linux_X86_64 LibreOffice_project/40$Build-2</meta:generator>
  </office:meta>
</office:document-meta>
</file>